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7a0a" officeooo:paragraph-rsid="00187a0a"/>
    </style:style>
    <style:style style:name="P2" style:family="paragraph" style:parent-style-name="Standard">
      <style:text-properties officeooo:rsid="0019b019" officeooo:paragraph-rsid="0019b019"/>
    </style:style>
    <style:style style:name="P3" style:family="paragraph" style:parent-style-name="Standard">
      <style:text-properties officeooo:rsid="001b3bef" officeooo:paragraph-rsid="001b3bef"/>
    </style:style>
    <style:style style:name="P4" style:family="paragraph" style:parent-style-name="Standard">
      <style:text-properties officeooo:rsid="002152d8" officeooo:paragraph-rsid="002152d8"/>
    </style:style>
    <style:style style:name="P5" style:family="paragraph" style:parent-style-name="Standard">
      <style:text-properties officeooo:rsid="0025ad39" officeooo:paragraph-rsid="0025ad39"/>
    </style:style>
    <style:style style:name="P6" style:family="paragraph" style:parent-style-name="Standard">
      <style:text-properties officeooo:rsid="0027a9f1" officeooo:paragraph-rsid="0025ad39"/>
    </style:style>
    <style:style style:name="P7" style:family="paragraph" style:parent-style-name="Standard">
      <style:text-properties officeooo:rsid="0027a9f1" officeooo:paragraph-rsid="0027a9f1"/>
    </style:style>
    <style:style style:name="P8" style:family="paragraph" style:parent-style-name="Standard">
      <style:text-properties officeooo:rsid="00284ed8" officeooo:paragraph-rsid="00284ed8"/>
    </style:style>
    <style:style style:name="P9" style:family="paragraph" style:parent-style-name="Standard">
      <style:text-properties officeooo:rsid="0028f154" officeooo:paragraph-rsid="0028f154"/>
    </style:style>
    <style:style style:name="P10" style:family="paragraph" style:parent-style-name="Standard" style:list-style-name="L1">
      <style:text-properties officeooo:paragraph-rsid="0017e363"/>
    </style:style>
    <style:style style:name="P11" style:family="paragraph" style:parent-style-name="Standard" style:list-style-name="L1">
      <style:text-properties officeooo:rsid="0017e363" officeooo:paragraph-rsid="0017e363"/>
    </style:style>
    <style:style style:name="P12" style:family="paragraph" style:parent-style-name="Standard" style:list-style-name="L1">
      <style:text-properties officeooo:rsid="0017e363" officeooo:paragraph-rsid="00187a0a"/>
    </style:style>
    <style:style style:name="P13" style:family="paragraph" style:parent-style-name="Standard" style:list-style-name="L1">
      <style:text-properties officeooo:rsid="00187a0a" officeooo:paragraph-rsid="00187a0a"/>
    </style:style>
    <style:style style:name="P14" style:family="paragraph" style:parent-style-name="Standard" style:list-style-name="L1">
      <style:text-properties officeooo:rsid="0019b019" officeooo:paragraph-rsid="0019b019"/>
    </style:style>
    <style:style style:name="P15" style:family="paragraph" style:parent-style-name="Standard" style:list-style-name="L1">
      <style:text-properties officeooo:rsid="001b3bef" officeooo:paragraph-rsid="001b3bef"/>
    </style:style>
    <style:style style:name="P16" style:family="paragraph" style:parent-style-name="Standard" style:list-style-name="L1">
      <style:text-properties officeooo:rsid="002152d8" officeooo:paragraph-rsid="002152d8"/>
    </style:style>
    <style:style style:name="T1" style:family="text">
      <style:text-properties officeooo:rsid="0017e363"/>
    </style:style>
    <style:style style:name="T2" style:family="text">
      <style:text-properties officeooo:rsid="00187a0a"/>
    </style:style>
    <style:style style:name="T3" style:family="text">
      <style:text-properties officeooo:rsid="001f2634"/>
    </style:style>
    <style:style style:name="T4" style:family="text">
      <style:text-properties officeooo:rsid="0022bf26"/>
    </style:style>
    <style:style style:name="T5" style:family="text">
      <style:text-properties officeooo:rsid="0023802a"/>
    </style:style>
    <style:style style:name="T6" style:family="text">
      <style:text-properties officeooo:rsid="0024d3ae"/>
    </style:style>
    <style:style style:name="T7" style:family="text">
      <style:text-properties officeooo:rsid="0027a9f1"/>
    </style:style>
    <style:style style:name="T8" style:family="text">
      <style:text-properties officeooo:rsid="0029b1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1">be able to control it properly</text:p>
          <text:list>
            <text:list-item>
              <text:p text:style-name="P10"><text:span text:style-name="T1">simulation, </text:span><text:span text:style-name="T2">when to apply control</text:span></text:p>
            </text:list-item>
            <text:list-item>
              <text:p text:style-name="P12">control: quaternions</text:p>
            </text:list-item>
            <text:list-item>
              <text:p text:style-name="P13">control: <text:span text:style-name="T3">forward</text:span>, reverse kinematics...</text:p>
            </text:list-item>
            <text:list-item>
              <text:p text:style-name="P12"><text:span text:style-name="T2">control: </text:span>different kind of controls via position or velocity <text:span text:style-name="T2">and others…</text:span></text:p>
            </text:list-item>
            <text:list-item>
              <text:p text:style-name="P13">how to simulate mechanical inaccuracies</text:p>
            </text:list-item>
          </text:list>
        </text:list-item>
        <text:list-item>
          <text:p text:style-name="P13">now maybe need a policy or something: combination of hardcoded movement. Then step by step make it more autonomous. Include tactile and visual sensors.</text:p>
          <text:list>
            <text:list-item>
              <text:p text:style-name="P13">At which point does it even make sense to apply AI</text:p>
            </text:list-item>
          </text:list>
        </text:list-item>
      </text:list>
      <text:p text:style-name="P1"/>
      <text:list text:continue-numbering="true" text:style-name="L1">
        <text:list-item>
          <text:p text:style-name="P14">control advanced</text:p>
          <text:list>
            <text:list-item>
              <text:p text:style-name="P14">ROS</text:p>
            </text:list-item>
            <text:list-item>
              <text:p text:style-name="P14">inaccuracies: <text:s text:c="3"/>how to deal with inaccuracies and how to adopt policy to real world etc...</text:p>
              <text:list>
                <text:list-item>
                  <text:p text:style-name="P14"><text:s/>Joint friction &amp; <text:s/>damping → Models gear friction &amp; lubrication</text:p>
                </text:list-item>
                <text:list-item>
                  <text:p text:style-name="P14">🔹 Backlash (Loose joints) → Simulates imperfect mechanical fits</text:p>
                </text:list-item>
                <text:list-item>
                  <text:p text:style-name="P14">🔹 Sensor noise → Mimics encoder inaccuracies</text:p>
                </text:list-item>
                <text:list-item>
                  <text:p text:style-name="P14">🔹 Actuation delay → Accounts for control lag</text:p>
                </text:list-item>
                <text:list-item>
                  <text:p text:style-name="P14">🔹 External disturbances → Adds vibration &amp; unexpected forces</text:p>
                </text:list-item>
                <text:list-item>
                  <text:p text:style-name="P14">🔹 Soft constraints → Simulates elasticity in the structure</text:p>
                </text:list-item>
              </text:list>
            </text:list-item>
            <text:list-item>
              <text:p text:style-name="P14">switch control mode dependent of in touch with object or not, also switch sense input etc… <text:s text:c="2"/>use AI to make this switch intelligent</text:p>
            </text:list-item>
          </text:list>
        </text:list-item>
      </text:list>
      <text:p text:style-name="P2"/>
      <text:list text:continue-numbering="true" text:style-name="L1">
        <text:list-item>
          <text:p text:style-name="P14">hardware: don’t use a hand, but use multi finger gripper with x amount of fingers. For sensor try different sensors…</text:p>
        </text:list-item>
      </text:list>
      <text:p text:style-name="P2"/>
      <text:p text:style-name="P2"/>
      <text:p text:style-name="P2"/>
      <text:list text:continue-numbering="true" text:style-name="L1">
        <text:list-item>
          <text:p text:style-name="P15">observation space. Action space. For action space do it with variable granularity. Depending on what is observed. Different kind of controls: position control vs force controls</text:p>
        </text:list-item>
        <text:list-item>
          <text:p text:style-name="P15">and make learning very efficience: maybe something like ken. Guided reinforcement learning.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16">Torque = J*q’’+Friction*q’+F_touchsensor*finger_length</text:p>
          <text:list>
            <text:list-item>
              <text:p text:style-name="P16">could calculate necessary torque with touchsensor information</text:p>
            </text:list-item>
            <text:list-item>
              <text:p text:style-name="P16">however due to q being almost zero equation simplifies to Torque = F_touchsensor*finger_length. In thaat regards touchsensors do not add that much of informations. Only when q != 0. <text:s text:c="2"/>→ <text:span text:style-name="T4">one could say touch sensors are important to not destroy objects to reduce pressure…, in case object is small.</text:span></text:p>
            </text:list-item>
          </text:list>
        </text:list-item>
      </text:list>
      <text:p text:style-name="P4"/>
      <text:p text:style-name="P4"/>
      <text:p text:style-name="P4">-------→ <text:span text:style-name="T6">1. </text:span><text:span text:style-name="T5">focus on control switch from position/velocity to force control</text:span></text:p>
      <text:p text:style-name="P4">-------→ <text:span text:style-name="T6">2. </text:span><text:span text:style-name="T5">focus on using touch sensors to not destroy objects</text:span></text:p>
      <text:p text:style-name="P4">-------→ <text:span text:style-name="T6">3. </text:span><text:span text:style-name="T5">focus on finding nice grasps/also maybe regrasps. For example grasping the handle of a tea cup. </text:span><text:span text:style-name="T6">Therefore tactile array sensor are of great value, because they can detect where exactly the object is at the finger.</text:span></text:p>
      <text:p text:style-name="P4"/>
      <text:p text:style-name="P4">-------→ <text:span text:style-name="T6">4. </text:span><text:span text:style-name="T5">in the end focus on improving inaccuracies when transfering to real world</text:span></text:p>
      <text:p text:style-name="P4"/>
      <text:p text:style-name="P4"/>
      <text:p text:style-name="P4"/>
      <text:p text:style-name="P5"><text:soft-page-break/>Reward function: after applying forces in different directions on object.</text:p>
      <text:p text:style-name="P5"/>
      <text:p text:style-name="P8">Shaped rewards. Closeness of end efector to object.</text:p>
      <text:p text:style-name="P5"/>
      <text:p text:style-name="P5"/>
      <text:p text:style-name="P5"/>
      <text:p text:style-name="P5"/>
      <text:p text:style-name="P5">Action space:</text:p>
      <text:p text:style-name="P7">MODE:</text:p>
      <text:p text:style-name="P5">position/velocity controls:</text:p>
      <text:p text:style-name="P5">- </text:p>
      <text:p text:style-name="P5">torque control:</text:p>
      <text:p text:style-name="P5">- <text:span text:style-name="T7">torque</text:span></text:p>
      <text:p text:style-name="P6"/>
      <text:p text:style-name="P7">GRANULARITY</text:p>
      <text:p text:style-name="P5"/>
      <text:p text:style-name="P5"/>
      <text:p text:style-name="P5">Observation space:</text:p>
      <text:p text:style-name="P5"/>
      <text:p text:style-name="P5"/>
      <text:p text:style-name="P5"/>
      <text:p text:style-name="P5"/>
      <text:p text:style-name="P5"/>
      <text:p text:style-name="P9">PREPARE INPUT AND OUTPUT SPACE FOR REINFORCEMENT LEARNING:</text:p>
      <text:p text:style-name="P9">- get a robot with very less degrees of freedom. <text:span text:style-name="T8">Make objects first very simp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1:08:49.928733261</meta:creation-date>
    <meta:generator>LibreOffice/24.2.7.2$Linux_X86_64 LibreOffice_project/420$Build-2</meta:generator>
    <dc:date>2025-02-13T17:50:17.009889983</dc:date>
    <meta:editing-duration>P2DT2H23M38S</meta:editing-duration>
    <meta:editing-cycles>9</meta:editing-cycles>
    <meta:document-statistic meta:table-count="0" meta:image-count="0" meta:object-count="0" meta:page-count="2" meta:paragraph-count="40" meta:word-count="434" meta:character-count="2634" meta:non-whitespace-character-count="2258"/>
  </office:meta>
</office:document-meta>
</file>